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officeooo:rsid="0005b390" officeooo:paragraph-rsid="0005b390"/>
    </style:style>
    <style:style style:name="P2" style:family="paragraph" style:parent-style-name="Standard">
      <style:paragraph-properties style:line-height-at-least="0.503cm"/>
      <style:text-properties fo:color="#000000" style:font-name="Droid Sans Mono" fo:font-size="10.5pt" fo:font-weight="normal" fo:background-color="#ffffff"/>
    </style:style>
    <style:style style:name="P3" style:family="paragraph" style:parent-style-name="Standard">
      <style:text-properties fo:color="#000000" style:font-name="Droid Sans Mono" fo:font-size="10.5pt" fo:font-weight="normal" officeooo:rsid="0005b390" officeooo:paragraph-rsid="0005b390" fo:background-color="#ffffff"/>
    </style:style>
    <style:style style:name="P4" style:family="paragraph" style:parent-style-name="Standard">
      <style:text-properties fo:color="#000000" style:font-name="Droid Sans Mono" fo:font-size="10.5pt" fo:font-weight="normal" officeooo:rsid="0006b4f8" officeooo:paragraph-rsid="0006b4f8" fo:background-color="#ffffff"/>
    </style:style>
    <style:style style:name="P5" style:family="paragraph" style:parent-style-name="Standard">
      <style:text-properties officeooo:rsid="0006b4f8" officeooo:paragraph-rsid="0006b4f8"/>
    </style:style>
    <style:style style:name="P6" style:family="paragraph" style:parent-style-name="Standard">
      <style:text-properties officeooo:rsid="0006b4f8" officeooo:paragraph-rsid="0007e544"/>
    </style:style>
    <style:style style:name="P7" style:family="paragraph" style:parent-style-name="Standard">
      <style:text-properties officeooo:rsid="0007e544" officeooo:paragraph-rsid="0007e544"/>
    </style:style>
    <style:style style:name="P8" style:family="paragraph" style:parent-style-name="Standard">
      <style:paragraph-properties fo:break-before="page"/>
      <style:text-properties officeooo:rsid="0007e544" officeooo:paragraph-rsid="0007e544"/>
    </style:style>
    <style:style style:name="T1" style:family="text">
      <style:text-properties officeooo:rsid="0006b4f8"/>
    </style:style>
    <style:style style:name="T2" style:family="text">
      <style:text-properties fo:color="#a31515"/>
    </style:style>
    <style:style style:name="T3" style:family="text">
      <style:text-properties fo:color="#795e26"/>
    </style:style>
    <style:style style:name="T4" style:family="text">
      <style:text-properties fo:color="#001080"/>
    </style:style>
    <style:style style:name="T5" style:family="text">
      <style:text-properties officeooo:rsid="0007e54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 Descargarnos los repositorios de la imagenes:</text:p>
      <text:p text:style-name="P1"/>
      <text:p text:style-name="P1">ansible-cli</text:p>
      <text:p text:style-name="P1">centos-ssh</text:p>
      <text:p text:style-name="P1">ubuntu-ssh</text:p>
      <text:p text:style-name="P1"/>
      <text:p text:style-name="P1">2. Construimos las imágenes:</text:p>
      <text:p text:style-name="P1">cd ./ubuntu-ssh</text:p>
      <text:p text:style-name="P1">docker build -t ubuntu-sshd .</text:p>
      <text:p text:style-name="P1"/>
      <text:p text:style-name="P1">cd ./centos-ssh</text:p>
      <text:p text:style-name="P1">docker build -t centos-sshd .</text:p>
      <text:p text:style-name="P1"/>
      <text:p text:style-name="P1">3. Ejecución.</text:p>
      <text:p text:style-name="P1"/>
      <text:p text:style-name="P1">--name = Asigna un nombre al contenedor dentro del ambiente de docker.</text:p>
      <text:p text:style-name="P3">--hostname = Asigna un nombre a nivel de red para hacer ping o comuncación</text:p>
      <text:p text:style-name="P3">-d = Crea el contenedor como demonio en background</text:p>
      <text:p text:style-name="P3">-<text:span text:style-name="T1">v = Sirve para montar un directorio de nuestro host (maquina real) en el sistema de archivos de nuestro contenedor.</text:span></text:p>
      <text:p text:style-name="P3">-<text:span text:style-name="T1">v PATH_HOST:PATH_CONTENEDOR:RO = significa que voy a montar a mi contenedor pero solo como lectura.</text:span></text:p>
      <text:p text:style-name="P4">Localtime = para sincronizar la hora o zonahoraria en nuestro contenedor de acuerdo a nuestra maq real.</text:p>
      <text:p text:style-name="P1"/>
      <text:p text:style-name="P3">docker run --name centos1 --hostname centos1 -d -v /etc/localtime:/etc/localtime:ro </text:p>
      <text:p text:style-name="P1">Crear el primer nodo centos.</text:p>
      <text:p text:style-name="P1"/>
      <text:p text:style-name="P3">docker run --name centos2 --hostname centos2 -d -v /etc/localtime:/etc/localtime:ro </text:p>
      <text:p text:style-name="P5">Crear nuestro segundo nodo centos.</text:p>
      <text:p text:style-name="P5"/>
      <text:p text:style-name="P4">docker run --name ubuntu1 --hostname ubuntu1 -d -v /etc/localtime:/etc/localtime:ro </text:p>
      <text:p text:style-name="P5">Crear nuestro primer contenedor ubuntu</text:p>
      <text:p text:style-name="P5"/>
      <text:p text:style-name="P5">-b = sirve para especificar los bits del cifrado</text:p>
      <text:p text:style-name="P5">-C = poner un comentario</text:p>
      <text:p text:style-name="P5">-t = especificar el formato</text:p>
      <text:p text:style-name="P5">-f = para especificar el directorio donde vamos a almacenar nuestra clave</text:p>
      <text:p text:style-name="P5">-N = frase de seguridad para la clave</text:p>
      <text:p text:style-name="P4"/>
      <text:p text:style-name="P4">ssh-keygen -t rsa -b 4096 -C <text:span text:style-name="T2">"$(whoami)@$(hostname)-$(date)"</text:span> -f ./id_rsa -q -N <text:span text:style-name="T2">""</text:span></text:p>
      <text:p text:style-name="P5"/>
      <text:p text:style-name="P5">Crear bajo nuestro directoria actual un clave publica y privada la cual nos servirá para establecer comunicación entre ansible-cli y nuestros tres nodos.</text:p>
      <text:p text:style-name="P1"/>
      <text:p text:style-name="P3">docker ps --format <text:span text:style-name="T2">"{{.Names}}"</text:span> | grep <text:span text:style-name="T2">"ubuntu\|centos"</text:span> | xargs -i docker inspect -f <text:span text:style-name="T2">"{{ .NetworkSettings.IPAddress }}"</text:span> {} | xargs -i ssh-copy-id -i ./id_rsa root@{}</text:p>
      <text:p text:style-name="P1"/>
      <text:p text:style-name="P5">Con este comando vamos a copiar a todos los nodos la clave id_rsa</text:p>
      <text:p text:style-name="P5"/>
      <text:p text:style-name="P5">docker ps --format "{{.Names}}"</text:p>
      <text:p text:style-name="P5">ubuntu1</text:p>
      <text:p text:style-name="P5">centos2</text:p>
      <text:p text:style-name="P5">centos1</text:p>
      <text:p text:style-name="P5"><text:soft-page-break/>docker ps --format "{{.Names}}" | grep "ubuntu\|centos"</text:p>
      <text:p text:style-name="P5">ubuntu1</text:p>
      <text:p text:style-name="P5">centos2</text:p>
      <text:p text:style-name="P5">centos1</text:p>
      <text:p text:style-name="P5"/>
      <text:p text:style-name="P5">docker inspect [OPTIONS] NAME|ID [NAME|ID...]</text:p>
      <text:p text:style-name="P5"/>
      <text:p text:style-name="P5">docker ps --format "{{.Names}}" | grep "ubuntu\|centos" | xargs -i docker inspect -f "{{ .NetworkSettings.IPAddress }}" {}</text:p>
      <text:p text:style-name="P5">172.17.0.4</text:p>
      <text:p text:style-name="P5">172.17.0.3</text:p>
      <text:p text:style-name="P5">172.17.0.2</text:p>
      <text:p text:style-name="P5"/>
      <text:p text:style-name="P4">xargs -i ssh-copy-id -i ./id_rsa root@{}</text:p>
      <text:p text:style-name="P5"/>
      <text:p text:style-name="P5"/>
      <text:p text:style-name="P4"><text:span text:style-name="T3">echo</text:span> [centos1] &gt; hosts</text:p>
      <text:p text:style-name="P2">docker ps --format <text:span text:style-name="T2">"{{.Names}}"</text:span> | grep <text:span text:style-name="T2">"centos1"</text:span> | xargs -i docker inspect -f <text:span text:style-name="T2">"{{ .NetworkSettings.IPAddress }}"</text:span> {} | xargs -i <text:span text:style-name="T3">echo</text:span> {} ansible_user=root &gt;&gt; hosts</text:p>
      <text:p text:style-name="P5"/>
      <text:p text:style-name="P5">[centos1]</text:p>
      <text:p text:style-name="P5">172.17.0.2 ansible_user=root</text:p>
      <text:p text:style-name="P5"/>
      <text:p text:style-name="P6">--<text:span text:style-name="T5">it = Va a ejecutar una sesion bash interactiva</text:span></text:p>
      <text:p text:style-name="P6">--<text:span text:style-name="T5">rm = Va a eliminar automaticamente el contenedor cuando se preciones ctrl+c</text:span></text:p>
      <text:p text:style-name="P6"/>
      <text:p text:style-name="P4">docker run -it --rm -v <text:span text:style-name="T4">$PWD</text:span>/hosts:/etc/ansible/hosts -v <text:span text:style-name="T4">$PWD</text:span>/id_rsa:/root/.ssh/id_rsa ansible-cli all -m ping</text:p>
      <text:p text:style-name="P5"/>
      <text:p text:style-name="P7">Montamos hosts y el archivo id_rsa a nuestro ansible-cli</text:p>
      <text:p text:style-name="P7"/>
      <text:p text:style-name="P7">docker run -it --rm -v $PWD/hosts:/etc/ansible/hosts -v $PWD/id_rsa:/root/.ssh/id_rsa ansible-cli all -m ping</text:p>
      <text:p text:style-name="P7">172.17.0.4 | SUCCESS =&gt; {</text:p>
      <text:p text:style-name="P7"><text:s text:c="4"/>"changed": false,</text:p>
      <text:p text:style-name="P7"><text:s text:c="4"/>"ping": "pong"</text:p>
      <text:p text:style-name="P7">}</text:p>
      <text:p text:style-name="P7">172.17.0.3 | SUCCESS =&gt; {</text:p>
      <text:p text:style-name="P7"><text:s text:c="4"/>"changed": false,</text:p>
      <text:p text:style-name="P7"><text:s text:c="4"/>"ping": "pong"</text:p>
      <text:p text:style-name="P7">}</text:p>
      <text:p text:style-name="P7">172.17.0.2 | SUCCESS =&gt; {</text:p>
      <text:p text:style-name="P7"><text:s text:c="4"/>"changed": false,</text:p>
      <text:p text:style-name="P7"><text:s text:c="4"/>"ping": "pong"</text:p>
      <text:p text:style-name="P7">}</text:p>
      <text:p text:style-name="P7"/>
      <text:p text:style-name="P7"/>
      <text:p text:style-name="P8">docker run -it --rm -v $PWD/hosts:/etc/ansible/hosts -v $PWD/id_rsa:/root/.ssh/id_rsa ansible-cli -m shell -a 'free -m' all</text:p>
      <text:p text:style-name="P7">172.17.0.4 | SUCCESS | rc=0 &gt;&gt;</text:p>
      <text:p text:style-name="P7"><text:s text:c="14"/>total <text:s text:c="7"/>used <text:s text:c="7"/>free <text:s text:c="5"/>shared <text:s/>buff/cache <text:s text:c="2"/>available</text:p>
      <text:p text:style-name="P7">Mem: <text:s text:c="9"/>15807 <text:s text:c="6"/>13381 <text:s text:c="8"/>151 <text:s text:c="7"/>1141 <text:s text:c="7"/>2274 <text:s text:c="7"/>1108</text:p>
      <text:p text:style-name="P7">Swap: <text:s text:c="9"/>7971 <text:s text:c="7"/>5150 <text:s text:c="7"/>2821</text:p>
      <text:p text:style-name="P7"/>
      <text:p text:style-name="P7">172.17.0.3 | SUCCESS | rc=0 &gt;&gt;</text:p>
      <text:p text:style-name="P7"><text:s text:c="14"/>total <text:s text:c="7"/>used <text:s text:c="7"/>free <text:s text:c="5"/>shared <text:s/>buff/cache <text:s text:c="2"/>available</text:p>
      <text:p text:style-name="P7">Mem: <text:s text:c="9"/>15807 <text:s text:c="6"/>12952 <text:s text:c="8"/>234 <text:s text:c="7"/>1146 <text:s text:c="7"/>2620 <text:s text:c="7"/>1192</text:p>
      <text:p text:style-name="P7">Swap: <text:s text:c="9"/>7971 <text:s text:c="7"/>5150 <text:s text:c="7"/>2821</text:p>
      <text:p text:style-name="P7"/>
      <text:p text:style-name="P7">172.17.0.2 | SUCCESS | rc=0 &gt;&gt;</text:p>
      <text:p text:style-name="P7"><text:s text:c="14"/>total <text:s text:c="7"/>used <text:s text:c="7"/>free <text:s text:c="5"/>shared <text:s/>buff/cache <text:s text:c="2"/>available</text:p>
      <text:p text:style-name="P7">Mem: <text:s text:c="9"/>15807 <text:s text:c="6"/>12952 <text:s text:c="8"/>234 <text:s text:c="7"/>1146 <text:s text:c="7"/>2620 <text:s text:c="7"/>1192</text:p>
      <text:p text:style-name="P7">Swap: <text:s text:c="9"/>7971 <text:s text:c="7"/>5150 <text:s text:c="7"/>2821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C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C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0T20:24:52.455333263</meta:creation-date>
    <dc:date>2018-09-20T21:18:05.759125437</dc:date>
    <meta:editing-duration>PT2M12S</meta:editing-duration>
    <meta:editing-cycles>1</meta:editing-cycles>
    <meta:document-statistic meta:table-count="0" meta:image-count="0" meta:object-count="0" meta:page-count="3" meta:paragraph-count="79" meta:word-count="536" meta:character-count="3741" meta:non-whitespace-character-count="2966"/>
    <meta:generator>LibreOffice/5.4.7.2$Linux_X86_64 LibreOffice_project/40$Build-2</meta:generator>
  </office:meta>
</office:document-meta>
</file>